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2pt" officeooo:rsid="001bf40a" officeooo:paragraph-rsid="001bf40a" style:font-size-asian="12pt" style:font-size-complex="12pt"/>
    </style:style>
    <style:style style:name="P2" style:family="paragraph" style:parent-style-name="Standard">
      <loext:graphic-properties draw:fill="none"/>
      <style:paragraph-properties fo:margin-left="0.5in" fo:margin-right="0in" style:line-height-at-least="0.198in" fo:text-indent="0in" style:auto-text-indent="false" fo:background-color="transparent"/>
      <style:text-properties fo:color="#000000" style:font-name="Droid Sans Mono" fo:font-size="10.5pt" fo:font-weight="normal" fo:background-color="transparent"/>
    </style:style>
    <style:style style:name="P3" style:family="paragraph" style:parent-style-name="Standard">
      <loext:graphic-properties draw:fill="none"/>
      <style:paragraph-properties fo:margin-left="0.5in" fo:margin-right="0in" style:line-height-at-least="0.198in" fo:text-indent="0in" style:auto-text-indent="false" fo:background-color="transparent"/>
      <style:text-properties fo:color="#000000" style:font-name="Droid Sans Mono" fo:font-size="10.5pt" fo:font-weight="normal" officeooo:paragraph-rsid="00215fdb" fo:background-color="transparent"/>
    </style:style>
    <style:style style:name="P4" style:family="paragraph" style:parent-style-name="Standard">
      <loext:graphic-properties draw:fill="none"/>
      <style:paragraph-properties fo:margin-left="0.5in" fo:margin-right="0in" style:line-height-at-least="0.198in" fo:text-indent="0in" style:auto-text-indent="false" fo:background-color="transparent"/>
      <style:text-properties fo:color="#000000" fo:background-color="transparent"/>
    </style:style>
    <style:style style:name="P5" style:family="paragraph" style:parent-style-name="Standard">
      <loext:graphic-properties draw:fill="none"/>
      <style:paragraph-properties fo:margin-left="0.5in" fo:margin-right="0in" style:line-height-at-least="0.198in" fo:text-indent="0in" style:auto-text-indent="false" fo:background-color="transparent"/>
      <style:text-properties fo:font-size="12pt" officeooo:rsid="001bf40a" style:font-size-asian="12pt" style:font-size-complex="12pt"/>
    </style:style>
    <style:style style:name="P6" style:family="paragraph" style:parent-style-name="Standard" style:master-page-name="">
      <loext:graphic-properties draw:fill="none"/>
      <style:paragraph-properties fo:margin-left="0.5in" fo:margin-right="0in" style:line-height-at-least="0.198in" fo:text-indent="0in" style:auto-text-indent="false" style:page-number="auto" fo:background-color="transparent"/>
      <style:text-properties fo:color="#000000" style:font-name="Droid Sans Mono" fo:font-size="10.5pt" fo:font-weight="normal" fo:background-color="transparent"/>
    </style:style>
    <style:style style:name="P7" style:family="paragraph" style:parent-style-name="Standard" style:list-style-name="L1">
      <style:paragraph-properties fo:text-align="justify" style:justify-single-word="false"/>
      <style:text-properties fo:font-size="12pt" fo:font-weight="normal" officeooo:rsid="00215fdb" officeooo:paragraph-rsid="00215fdb" style:font-size-asian="12pt" style:font-weight-asian="normal" style:font-size-complex="12pt" style:font-weight-complex="normal"/>
    </style:style>
    <style:style style:name="P8" style:family="paragraph" style:parent-style-name="Standard" style:list-style-name="L1">
      <style:paragraph-properties fo:text-align="justify" style:justify-single-word="false"/>
      <style:text-properties fo:font-size="12pt" fo:font-weight="normal" officeooo:rsid="002254f6" officeooo:paragraph-rsid="002254f6" style:font-size-asian="12pt" style:font-weight-asian="normal" style:font-size-complex="12pt" style:font-weight-complex="normal"/>
    </style:style>
    <style:style style:name="P9" style:family="paragraph" style:parent-style-name="Standard" style:list-style-name="L1">
      <style:paragraph-properties fo:text-align="justify" style:justify-single-word="false"/>
      <style:text-properties fo:font-size="12pt" fo:font-weight="bold" officeooo:rsid="00215fdb" officeooo:paragraph-rsid="002254f6" style:font-size-asian="12pt" style:font-weight-asian="bold" style:font-size-complex="12pt" style:font-weight-complex="bold"/>
    </style:style>
    <style:style style:name="P10" style:family="paragraph" style:parent-style-name="Standard" style:list-style-name="L1">
      <style:paragraph-properties fo:text-align="justify" style:justify-single-word="false"/>
      <style:text-properties fo:font-size="12pt" fo:font-weight="bold" officeooo:rsid="001bf40a" officeooo:paragraph-rsid="001bf40a" style:font-size-asian="12pt" style:font-weight-asian="bold" style:font-size-complex="12pt" style:font-weight-complex="bold"/>
    </style:style>
    <style:style style:name="P11" style:family="paragraph" style:parent-style-name="Standard" style:list-style-name="L1">
      <style:paragraph-properties fo:text-align="justify" style:justify-single-word="false"/>
      <style:text-properties fo:font-size="12pt" fo:font-weight="bold" officeooo:rsid="001bf40a" officeooo:paragraph-rsid="001e9d8d" style:font-size-asian="12pt" style:font-weight-asian="bold" style:font-size-complex="12pt" style:font-weight-complex="bold"/>
    </style:style>
    <style:style style:name="P12" style:family="paragraph" style:parent-style-name="Standard" style:list-style-name="L1">
      <style:paragraph-properties fo:text-align="justify" style:justify-single-word="false"/>
      <style:text-properties fo:font-size="12pt" fo:font-weight="bold" officeooo:rsid="001bf40a" officeooo:paragraph-rsid="00209847" style:font-size-asian="12pt" style:font-weight-asian="bold" style:font-size-complex="12pt" style:font-weight-complex="bold"/>
    </style:style>
    <style:style style:name="P13" style:family="paragraph" style:parent-style-name="Standard" style:list-style-name="L1">
      <style:paragraph-properties fo:text-align="justify" style:justify-single-word="false"/>
      <style:text-properties fo:font-size="12pt" officeooo:rsid="001edf67" officeooo:paragraph-rsid="001edf67" style:font-size-asian="12pt" style:font-size-complex="12pt"/>
    </style:style>
    <style:style style:name="P14" style:family="paragraph" style:parent-style-name="Standard" style:list-style-name="L1">
      <style:paragraph-properties fo:text-align="justify" style:justify-single-word="false"/>
      <style:text-properties fo:font-size="12pt" officeooo:paragraph-rsid="001bf40a" style:font-size-asian="12pt" style:font-size-complex="12pt"/>
    </style:style>
    <style:style style:name="P15" style:family="paragraph" style:parent-style-name="Standard" style:list-style-name="L1">
      <style:paragraph-properties fo:text-align="justify" style:justify-single-word="false"/>
      <style:text-properties fo:font-size="12pt" officeooo:rsid="001bf40a" officeooo:paragraph-rsid="001d46de" style:font-size-asian="12pt" style:font-size-complex="12pt"/>
    </style:style>
    <style:style style:name="P16" style:family="paragraph" style:parent-style-name="Standard" style:list-style-name="L1">
      <style:paragraph-properties fo:text-align="justify" style:justify-single-word="false"/>
      <style:text-properties fo:font-size="12pt" officeooo:rsid="001bf40a" officeooo:paragraph-rsid="001bf40a" style:font-size-asian="12pt" style:font-size-complex="12pt"/>
    </style:style>
    <style:style style:name="P17" style:family="paragraph" style:parent-style-name="Standard" style:list-style-name="L1">
      <style:paragraph-properties fo:text-align="justify" style:justify-single-word="false"/>
      <style:text-properties fo:font-size="12pt" officeooo:rsid="001bf40a" officeooo:paragraph-rsid="00209847" style:font-size-asian="12pt" style:font-size-complex="12pt"/>
    </style:style>
    <style:style style:name="P18" style:family="paragraph" style:parent-style-name="Standard" style:list-style-name="L1">
      <style:paragraph-properties fo:text-align="justify" style:justify-single-word="false"/>
      <style:text-properties fo:font-size="12pt" officeooo:rsid="001d46de" officeooo:paragraph-rsid="001e9d8d" style:font-size-asian="12pt" style:font-size-complex="12pt"/>
    </style:style>
    <style:style style:name="P19" style:family="paragraph" style:parent-style-name="Standard" style:list-style-name="L1">
      <style:paragraph-properties fo:text-align="justify" style:justify-single-word="false"/>
      <style:text-properties fo:font-size="12pt" officeooo:rsid="001e9d8d" officeooo:paragraph-rsid="001e9d8d" style:font-size-asian="12pt" style:font-size-complex="12pt"/>
    </style:style>
    <style:style style:name="P20" style:family="paragraph" style:parent-style-name="Standard" style:list-style-name="L1">
      <style:paragraph-properties fo:text-align="justify" style:justify-single-word="false"/>
      <style:text-properties fo:font-size="12pt" officeooo:rsid="001f908c" officeooo:paragraph-rsid="001f908c" style:font-size-asian="12pt" style:font-size-complex="12pt"/>
    </style:style>
    <style:style style:name="P21" style:family="paragraph" style:parent-style-name="Standard" style:list-style-name="L1">
      <style:paragraph-properties fo:text-align="justify" style:justify-single-word="false"/>
      <style:text-properties fo:color="#000000" style:font-name="Droid Sans Mono" fo:font-size="10.5pt" fo:font-weight="normal" officeooo:rsid="001bf40a" officeooo:paragraph-rsid="00209847" fo:background-color="transparent" style:font-size-asian="12pt" style:font-size-complex="12pt"/>
    </style:style>
    <style:style style:name="T1" style:family="text">
      <style:text-properties officeooo:rsid="001f908c"/>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017975966" text:style-name="L1">
        <text:list-header>
          <text:p text:style-name="P7">Nama<text:tab/>:<text:tab/>Muhammad Shiddiq Fathullah</text:p>
          <text:p text:style-name="P8">NPM<text:tab/>:<text:tab/>14118957</text:p>
          <text:p text:style-name="P7">Kelas<text:tab/>:<text:tab/>2KA88</text:p>
          <text:p text:style-name="P9"/>
        </text:list-header>
        <text:list-item>
          <text:p text:style-name="P10">Apa yang dimaksud dengan kelas</text:p>
          <text:p text:style-name="P13">Kelas adalah rancangan / blueprint untuk membuat suatu objek. Biasanya nama dari class akan menggambarkan atribut maupun method yang akan digunakan didalamnya.</text:p>
          <text:p text:style-name="P14"/>
        </text:list-item>
        <text:list-item>
          <text:p text:style-name="P11">Apa yang dimaksud dengan enkapsulasi</text:p>
          <text:p text:style-name="P18">Encapsulasi Adalah cara untuk mengelompokan suatu variabel dan fungsi yang berhubungan kedalam suatu grup. Sehingga, dapat menurunkan tingkat komplektifitas dan meningkatkan tingkat efektifias dalam sebuah program.</text:p>
          <text:p text:style-name="P15"/>
        </text:list-item>
        <text:list-item>
          <text:p text:style-name="P10">Apa perbedaan antara private dan public</text:p>
          <text:p text:style-name="P19">Private, hanya dapat digunakan pada class yang sama <text:span text:style-name="T1">(atribut dan methodnya)</text:span>. Sedangkan public dapat digunakan pada semua tempat (class,subclass,pakage yang sama maupuun package yang berbeda).</text:p>
          <text:p text:style-name="P19"/>
        </text:list-item>
        <text:list-item>
          <text:p text:style-name="P10">Apa yang dimaksud dengan inheritance</text:p>
          <text:p text:style-name="P19">Inheritance adalah cara untuk mewariskan atribut dan method dari suatu kelas ke dalam kelas lain. Sehingga dapat meminimalisir kode yang berlebihan (redundant code).</text:p>
          <text:p text:style-name="P16"/>
        </text:list-item>
        <text:list-item>
          <text:p text:style-name="P12">Buatlah program sederhana dengan inheritance</text:p>
        </text:list-item>
      </text:list>
      <text:section text:style-name="Sect1" text:name="Section1">
        <text:list xml:id="list194147252701683" text:continue-numbering="true" text:style-name="L1">
          <text:list-header>
            <text:p text:style-name="P17"/>
            <text:p text:style-name="P21">#include &lt;iostream&gt;</text:p>
          </text:list-header>
        </text:list>
        <text:p text:style-name="P6">using namespace std;</text:p>
        <text:p text:style-name="P3">class transportasi</text:p>
        <text:p text:style-name="P3">{</text:p>
        <text:p text:style-name="P3"><text:tab/>public: string medan;</text:p>
        <text:p text:style-name="P3">}</text:p>
        <text:p text:style-name="P2">class mobil : public transportasi</text:p>
        <text:p text:style-name="P2">{</text:p>
        <text:p text:style-name="P2"><text:tab/>public:</text:p>
        <text:p text:style-name="P2"><text:tab/><text:tab/>int roda;</text:p>
        <text:p text:style-name="P2">}</text:p>
        <text:p text:style-name="P2">class pesawat : public transportasi</text:p>
        <text:p text:style-name="P2">{</text:p>
        <text:p text:style-name="P2"><text:tab/>public:</text:p>
        <text:p text:style-name="P2"><text:tab/><text:tab/>string jenis_mesin;</text:p>
        <text:p text:style-name="P2">}</text:p>
        <text:p text:style-name="P2">class kapal : public transportasi</text:p>
        <text:p text:style-name="P3">{</text:p>
        <text:p text:style-name="P2"><text:tab/>public:</text:p>
        <text:p text:style-name="P2"><text:tab/><text:tab/>string penggerak;</text:p>
        <text:p text:style-name="P2">}</text:p>
        <text:p text:style-name="P2"/>
        <text:p text:style-name="P2">int main(){</text:p>
        <text:p text:style-name="P2">mobil mbl;</text:p>
        <text:p text:style-name="P2">mbl.medan = darat;</text:p>
        <text:p text:style-name="P2">mbl.roda = 2;</text:p>
        <text:p text:style-name="P4"/>
        <text:p text:style-name="P2">pesawat pswt;</text:p>
        <text:p text:style-name="P2">pswt.medan = udara;</text:p>
        <text:p text:style-name="P2">pswt.jenis_mesin = jet;</text:p>
        <text:p text:style-name="P4"/>
        <text:p text:style-name="P2">kapal kpl;</text:p>
        <text:p text:style-name="P2">kpl.medan = laut;</text:p>
        <text:p text:style-name="P2">kpl.penggerak = layar;</text:p>
        <text:p text:style-name="P2">};</text:p>
      </text:section>
      <text:p text:style-name="P5"/>
      <text:list xml:id="list194148443537414" text:continue-numbering="true" text:style-name="L1">
        <text:list-item>
          <text:p text:style-name="P10">Apa yang dimaksud dengan friend</text:p>
          <text:p text:style-name="P20">Friend, adalah hak akses untuk mengakses atribut dan method pada suatu class yang memiliki hak akses protected maupun private. Friend menyalahi aturan dasar OOP pada hak akses protected dan private. Karna seharusnya hak akses tersebut tidak dapat di akses diluar classnya.</text:p>
          <text:p text:style-name="P16"/>
        </text:list-item>
      </text:list>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1T18:22:49.620045444</meta:creation-date>
    <dc:date>2020-02-11T19:41:47.062115364</dc:date>
    <meta:editing-duration>PT16M56S</meta:editing-duration>
    <meta:editing-cycles>5</meta:editing-cycles>
    <meta:generator>LibreOffice/6.3.4.2$Linux_X86_64 LibreOffice_project/30$Build-2</meta:generator>
    <meta:document-statistic meta:table-count="0" meta:image-count="0" meta:object-count="0" meta:page-count="1" meta:paragraph-count="46" meta:word-count="254" meta:character-count="1710" meta:non-whitespace-character-count="1498"/>
  </office:meta>
</office:document-meta>
</file>